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INVOICES" style:family="table">
      <style:table-properties style:width="6.9375in" fo:margin-left="-0.0063in" table:align="left"/>
    </style:style>
    <style:style style:name="TABLEINVOICES.A" style:family="table-column">
      <style:table-column-properties style:column-width="0.875in"/>
    </style:style>
    <style:style style:name="TABLEINVOICES.B" style:family="table-column">
      <style:table-column-properties style:column-width="0.8646in"/>
    </style:style>
    <style:style style:name="TABLEINVOIC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INVOICES.H1" style:family="table-cell">
      <style:table-cell-properties fo:padding="0.0382in" fo:border="0.05pt solid #000000"/>
    </style:style>
    <style:style style:name="TABLEINVOICES.A2" style:family="table-cell">
      <style:table-cell-properties fo:padding="0.0382in" fo:border-left="0.05pt solid #000000" fo:border-right="none" fo:border-top="none" fo:border-bottom="0.05pt solid #000000"/>
    </style:style>
    <style:style style:name="TABLEINVOICES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433cc" officeooo:paragraph-rsid="001433cc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433cc" officeooo:paragraph-rsid="001433cc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62973" officeooo:paragraph-rsid="0016297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officeooo:paragraph-rsid="00182a24"/>
    </style:style>
    <style:style style:name="P5" style:family="paragraph" style:parent-style-name="Table_20_Heading">
      <style:paragraph-properties fo:text-align="center" style:justify-single-word="false"/>
      <style:text-properties fo:font-size="10pt" officeooo:rsid="001433cc" officeooo:paragraph-rsid="001433cc" style:font-size-asian="10pt" style:font-size-complex="10pt"/>
    </style:style>
    <style:style style:name="P6" style:family="paragraph" style:parent-style-name="Standard">
      <style:text-properties officeooo:rsid="001433cc" officeooo:paragraph-rsid="001433cc"/>
    </style:style>
    <style:style style:name="T1" style:family="text">
      <style:text-properties officeooo:rsid="001433cc"/>
    </style:style>
    <style:style style:name="T2" style:family="text">
      <style:text-properties officeooo:rsid="00162973"/>
    </style:style>
    <style:style style:name="T3" style:family="text">
      <style:text-properties officeooo:rsid="00182a24"/>
    </style:style>
    <style:style style:name="T4" style:family="text">
      <style:text-properties fo:color="#9876aa" style:font-name="Source Code Pro" fo:font-size="10.5pt" fo:font-style="italic"/>
    </style:style>
    <style:style style:name="T5" style:family="text">
      <style:text-properties fo:color="#9876aa" style:font-name="Source Code Pro" fo:font-size="10.5pt" fo:font-style="italic" officeooo:rsid="0018a8fb"/>
    </style:style>
    <style:style style:name="T6" style:family="text">
      <style:text-properties fo:color="#9876aa" style:font-name="Source Code Pro" fo:font-size="10.5pt" fo:font-style="italic" officeooo:rsid="001960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KLUSTTER REPORT </text:p>
          </table:table-cell>
        </table:table-row>
        <table:table-row>
          <table:table-cell table:style-name="Table1.A2" office:value-type="string">
            <text:p text:style-name="P4"><text:span text:style-name="T1">Relatório de invoices - [INVOICE_STATUS]</text:span></text:p>
          </table:table-cell>
        </table:table-row>
        <table:table-row>
          <table:table-cell table:style-name="Table1.A2" office:value-type="string">
            <text:p text:style-name="P1">Periodo de apuração <text:s/>[START_DATE] <text:s/>- [END_DATE]</text:p>
          </table:table-cell>
        </table:table-row>
      </table:table>
      <table:table table:name="TABLEINVOICES" table:style-name="TABLEINVOICES">
        <table:table-column table:style-name="TABLEINVOICES.A"/>
        <table:table-column table:style-name="TABLEINVOICES.B" table:number-columns-repeated="4"/>
        <table:table-column table:style-name="TABLEINVOICES.A"/>
        <table:table-column table:style-name="TABLEINVOICES.B" table:number-columns-repeated="2"/>
        <table:table-header-rows>
          <table:table-row>
            <table:table-cell table:style-name="TABLEINVOICES.A1" office:value-type="string">
              <text:p text:style-name="P5">ID </text:p>
            </table:table-cell>
            <table:table-cell table:style-name="TABLEINVOICES.A1" office:value-type="string">
              <text:p text:style-name="P5">User</text:p>
            </table:table-cell>
            <table:table-cell table:style-name="TABLEINVOICES.A1" office:value-type="string">
              <text:p text:style-name="P5">Script Code</text:p>
            </table:table-cell>
            <table:table-cell table:style-name="TABLEINVOICES.A1" office:value-type="string">
              <text:p text:style-name="P5">Value</text:p>
            </table:table-cell>
            <table:table-cell table:style-name="TABLEINVOICES.A1" office:value-type="string">
              <text:p text:style-name="P5">File</text:p>
            </table:table-cell>
            <table:table-cell table:style-name="TABLEINVOICES.A1" office:value-type="string">
              <text:p text:style-name="P5">Shipped To</text:p>
            </table:table-cell>
            <table:table-cell table:style-name="TABLEINVOICES.A1" office:value-type="string">
              <text:p text:style-name="P5">Created At</text:p>
            </table:table-cell>
            <table:table-cell table:style-name="TABLEINVOICES.H1" office:value-type="string">
              <text:p text:style-name="P5">Pay Method</text:p>
            </table:table-cell>
          </table:table-row>
        </table:table-header-rows>
        <table:table-row>
          <table:table-cell table:style-name="TABLEINVOICES.A2" office:value-type="string">
            <text:p text:style-name="P2">[ID]</text:p>
          </table:table-cell>
          <table:table-cell table:style-name="TABLEINVOICES.A2" office:value-type="string">
            <text:p text:style-name="P2">[USER]</text:p>
          </table:table-cell>
          <table:table-cell table:style-name="TABLEINVOICES.A2" office:value-type="string">
            <text:p text:style-name="P2">[SCRIPT_CODE]</text:p>
          </table:table-cell>
          <table:table-cell table:style-name="TABLEINVOICES.A2" office:value-type="string">
            <text:p text:style-name="P2">[VALUE]</text:p>
          </table:table-cell>
          <table:table-cell table:style-name="TABLEINVOICES.A2" office:value-type="string">
            <text:p text:style-name="P2">[SCRIPT_FILE]</text:p>
          </table:table-cell>
          <table:table-cell table:style-name="TABLEINVOICES.A2" office:value-type="string">
            <text:p text:style-name="P2">[SHIPPED_TO]</text:p>
          </table:table-cell>
          <table:table-cell table:style-name="TABLEINVOICES.A2" office:value-type="string">
            <text:p text:style-name="P2">[<text:span text:style-name="T2">CREATED_AT</text:span>]</text:p>
          </table:table-cell>
          <table:table-cell table:style-name="TABLEINVOICES.H2" office:value-type="string">
            <text:p text:style-name="P3">[PAY_METHOD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7:10:57.149848603</meta:creation-date>
    <dc:date>2015-11-30T18:09:46.239811346</dc:date>
    <meta:editing-duration>PT40M25S</meta:editing-duration>
    <meta:editing-cycles>6</meta:editing-cycles>
    <meta:generator>LibreOffice/4.2.8.2$Linux_x86 LibreOffice_project/420m0$Build-2</meta:generator>
    <meta:document-statistic meta:table-count="2" meta:image-count="0" meta:object-count="0" meta:page-count="1" meta:paragraph-count="19" meta:word-count="33" meta:character-count="239" meta:non-whitespace-character-count="221"/>
  </office:meta>
</office:document-meta>
</file>